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 fo:margin-left="54.00pt" fo:text-indent="0.75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 fo:margin-left="17.25pt" fo:text-indent="18.00pt"/>
    </style: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 fo:margin-left="18.00pt" fo:text-indent="18.75pt"/>
    </style: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 fo:margin-left="17.25pt" fo:text-indent="18.75pt"/>
    </style: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 fo:margin-left="0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</office:automatic-styles>
  <office:body>
    <office:text>
      <text:p text:style-name="P1"><text:span text:style-name="T1">Homework 2<text:s text:c="2"/>- INI File Reader – 100 points</text:span></text:p>
      <text:p text:style-name="P1"><text:span text:style-name="T2">Due</text:span><text:span text:style-name="T3"><text:s/></text:span><text:span text:style-name="T4">2-9-2013 at 11:59 pm.<text:s text:c="2"/>No late homework submissions are allowed.<text:s text:c="2"/></text:span></text:p>
      <text:p text:style-name="P1"><text:span text:style-name="T5"/></text:p>
      <text:p text:style-name="P1"><text:span text:style-name="T6">Submission:</text:span></text:p>
      <text:p text:style-name="P1"><text:span text:style-name="T7">Submit your homework to the instructor by e-mail.<text:s text:c="2"/>Use the following file name format:<text:s text:c="2"/></text:span><text:span text:style-name="T8">cpts323-2013-spring-homework-02-lastName.zip<text:s text:c="2"/></text:span><text:span text:style-name="T9">Use your last name.<text:s text:c="2"/>Failure to use this format will result in a deduction of 50%, and 10% for every submission after.<text:s text:c="3"/>You must submit a hard copy at the beginning of class, electronic version may be submitted after class.<text:s text:c="2"/>No handwritten assignments will be accepted.<text:s text:c="2"/></text:span><text:span text:style-name="T10">No late homework is allowed.<text:s text:c="2"/>Do not submit binary or object files and directories with your submission.<text:s text:c="2"/></text:span></text:p>
      <text:p text:style-name="P1"><text:span text:style-name="T10"/></text:p>
      <text:p text:style-name="P1"><text:span text:style-name="T11">You will submit your paper copy on 2-12-2013.<text:s text:c="2"/>Submit your electronic version on Saturday, February 9th, 2013.</text:span><text:span text:style-name="T12"/></text:p>
      <text:p text:style-name="P1"><text:span text:style-name="T13"/></text:p>
      <text:p text:style-name="P1"><text:span text:style-name="T14">Collaboration </text:span></text:p>
      <text:p text:style-name="P1"><text:span text:style-name="T15">You may work with your group only discussing how to solve the problem.<text:s text:c="2"/>You may not share code or write code together.<text:s text:c="4"/></text:span></text:p>
      <text:p text:style-name="P1"><text:span text:style-name="T16"/></text:p>
      <text:p text:style-name="P1"><text:span text:style-name="T17">Assignment Details</text:span></text:p>
      <text:p text:style-name="P1"><text:span text:style-name="T18">The INI format is a simple text based file format.<text:s text:c="2"/></text:span><text:a xlink:href="http://en.wikipedia.org/wiki/INI_file"><text:span text:style-name="T19">http://en.wikipedia.org/wiki/INI_file</text:span></text:a><text:span text:style-name="T20"><text:s text:c="2"/>This format is often used for configuration files.<text:s text:c="2"/>Your assignment will be to write a program that reads and writes files in an INI format.<text:s text:c="2"/></text:span></text:p>
      <text:p text:style-name="P1"><text:span text:style-name="T21"/></text:p>
      <text:p text:style-name="P1"><text:span text:style-name="T22">An INI file contains a set of groups comprised of key-value pairs. Groups start with a “[“ character and ends with a “]” character.<text:s text:c="2"/>Key-value pairs are delimited by “=” chars.<text:s text:c="2"/>INI Files can contain comments.<text:s text:c="2"/>Comments start with “;” </text:span></text:p>
      <text:p text:style-name="P1"><text:span text:style-name="T23"/></text:p>
      <text:p text:style-name="P1"><text:span text:style-name="T24"><text:tab/>; ignores this line </text:span></text:p>
      <text:p text:style-name="P1"><text:span text:style-name="T24"><text:tab/>[Target1]</text:span></text:p>
      <text:p text:style-name="P1"><text:span text:style-name="T24"><text:tab/>x = 36</text:span></text:p>
      <text:p text:style-name="P1"><text:span text:style-name="T24"><text:tab/>y = 1</text:span></text:p>
      <text:p text:style-name="P1"><text:span text:style-name="T24"><text:tab/>z = 324</text:span></text:p>
      <text:p text:style-name="P1"><text:span text:style-name="T24"><text:tab/>friend = yes</text:span></text:p>
      <text:p text:style-name="P1"><text:span text:style-name="T25"/></text:p>
      <text:p text:style-name="P1"><text:span text:style-name="T26">Requirements</text:span></text:p>
      <text:list text:style-name="L2">
        <text:list-item>
          <text:p text:style-name="P2"><text:span text:style-name="T27">Write a C# command line program whose executable compiles to “homework2” (.exe) using Visual Studio 2012 Ultimate</text:span></text:p>
        </text:list-item>
        <text:list-item>
          <text:p text:style-name="P2"><text:span text:style-name="T27">Your main class should be program<text:tab/></text:span></text:p>
        </text:list-item>
        <text:list-item>
          <text:p text:style-name="P2"><text:span text:style-name="T27">The command line program should accept the name of the INI file to read.</text:span></text:p>
        </text:list-item>
      </text:list>
      <text:p text:style-name="P3"><text:span text:style-name="T28">&gt;homework2 myfile.ini</text:span></text:p>
      <text:list text:style-name="L4">
        <text:list-item>
          <text:p text:style-name="P4"><text:span text:style-name="T29">The program should reject files without the INI file extension (case insensitive).</text:span></text:p>
        </text:list-item>
        <text:list-item>
          <text:p text:style-name="P5"><text:span text:style-name="T29">If the extension does not match, the program should print “invalid file.” and exit.</text:span></text:p>
        </text:list-item>
        <text:list-item>
          <text:p text:style-name="P6"><text:span text:style-name="T29">The program should reject files that are binary or have misformed tags (see below)</text:span></text:p>
        </text:list-item>
        <text:list-item>
          <text:p text:style-name="P7"><text:span text:style-name="T29">If the format is bad the program should print “invalid format.”</text:span></text:p>
        </text:list-item>
        <text:list-item>
          <text:p text:style-name="P8"><text:span text:style-name="T29">After the file is read, it should output a similar file in the INI file format.</text:span></text:p>
        </text:list-item>
        <text:list-item>
          <text:p text:style-name="P9"><text:span text:style-name="T29">The program should add “prefixed-” to every key and group.</text:span></text:p>
        </text:list-item>
        <text:list-item>
          <text:p text:style-name="P9"><text:span text:style-name="T29">prefixedKey </text:span></text:p>
        </text:list-item>
        <text:list-item>
          <text:p text:style-name="P9"><text:span text:style-name="T29">prefixedGroup</text:span></text:p>
        </text:list-item>
        <text:list-item>
          <text:p text:style-name="P10"><text:span text:style-name="T29">You must write all code to parse the file, process the strings, and write the files.<text:s text:c="2"/>No system or external API calls can be made.</text:span></text:p>
        </text:list-item>
      </text:list>
      <text:p text:style-name="P11"><text:span text:style-name="T30"/></text:p>
      <text:p text:style-name="P11"><text:span text:style-name="T30"/></text:p>
      <text:p text:style-name="P11"><text:span text:style-name="T31"><text:s text:c="2"/></text:span></text:p>
      <text:p text:style-name="P11"><text:span text:style-name="T32">Grading – (100 pts possible)</text:span></text:p>
      <text:list text:style-name="L12">
        <text:list-item>
          <text:p text:style-name="P12"><text:span text:style-name="T33">Software Builds – 10 pts</text:span></text:p>
        </text:list-item>
        <text:list-item>
          <text:p text:style-name="P12"><text:span text:style-name="T33">Reads the INI file – 20 pts</text:span></text:p>
        </text:list-item>
        <text:list-item>
          <text:p text:style-name="P12"><text:span text:style-name="T33">Rejects non ini files (xml, dll, obj) – 10 pts</text:span></text:p>
        </text:list-item>
        <text:list-item>
          <text:p text:style-name="P12"><text:span text:style-name="T33">Rejects invalid ini files (bad tags) – 10 pts </text:span></text:p>
        </text:list-item>
        <text:list-item>
          <text:p text:style-name="P12"><text:span text:style-name="T33">Writes output ini files – 10 pts </text:span></text:p>
        </text:list-item>
        <text:list-item>
          <text:p text:style-name="P12"><text:span text:style-name="T33">Writes output ini file with all key/values showing “prefixed-” strings – 20 pts </text:span></text:p>
        </text:list-item>
        <text:list-item>
          <text:p text:style-name="P12"><text:span text:style-name="T33">Solution to problem – 10 pts </text:span></text:p>
        </text:list-item>
        <text:list-item>
          <text:p text:style-name="P12"><text:span text:style-name="T33">Submission only includes files with these extensions: .cs, .sln, .config, .csproj – 10 pts </text:span></text:p>
        </text:list-item>
      </text:list>
      <text:p text:style-name="P13"><text:span text:style-name="T34"/></text:p>
      <text:p text:style-name="P14"><text:span text:style-name="T35">Objectives:</text:span></text:p>
      <text:list text:style-name="L15">
        <text:list-item>
          <text:p text:style-name="P15"><text:span text:style-name="T36">Introduction to Visual Studio and C#</text:span></text:p>
        </text:list-item>
        <text:list-item>
          <text:p text:style-name="P15"><text:span text:style-name="T36">Build objects to be used in your project.</text:span></text:p>
        </text:list-item>
      </text:list>
      <text:p text:style-name="P16"><text:span text:style-name="T37"/></text:p>
      <text:p text:style-name="P16"><text:span text:style-name="T37"/></text:p>
      <text:p text:style-name="P16"><text:span text:style-name="T38">Good File Example </text:span></text:p>
      <text:p text:style-name="P16"><text:span text:style-name="T39">; ignores this line </text:span></text:p>
      <text:p text:style-name="P16"><text:span text:style-name="T40"/></text:p>
      <text:p text:style-name="P16"><text:span text:style-name="T41">[Target1]</text:span></text:p>
      <text:p text:style-name="P16"><text:span text:style-name="T41">x = 36</text:span></text:p>
      <text:p text:style-name="P16"><text:span text:style-name="T41">y = 1</text:span></text:p>
      <text:p text:style-name="P16"><text:span text:style-name="T41">z = 324</text:span></text:p>
      <text:p text:style-name="P16"><text:span text:style-name="T41">friend = yes</text:span></text:p>
      <text:p text:style-name="P16"><text:span text:style-name="T42"/></text:p>
      <text:p text:style-name="P16"><text:span text:style-name="T43">Bad File Example</text:span></text:p>
      <text:p text:style-name="P16"><text:span text:style-name="T44">; ignores this line </text:span></text:p>
      <text:p text:style-name="P16"><text:span text:style-name="T45"/></text:p>
      <text:p text:style-name="P16"><text:span text:style-name="T46">[Target1</text:span></text:p>
      <text:p text:style-name="P16"><text:span text:style-name="T46">x = 36</text:span></text:p>
      <text:p text:style-name="P16"><text:span text:style-name="T46">y = 1</text:span></text:p>
      <text:p text:style-name="P16"><text:span text:style-name="T46">z = 324</text:span></text:p>
      <text:p text:style-name="P16"><text:span text:style-name="T46">friend = yes</text:span></text:p>
      <text:p text:style-name="P16"><text:span text:style-name="T47"/></text:p>
      <text:p text:style-name="P16"><text:span text:style-name="T48">The good file should output this:</text:span></text:p>
      <text:p text:style-name="P16"><text:span text:style-name="T49"/></text:p>
      <text:p text:style-name="P16"><text:span text:style-name="T50">; ignores this line </text:span></text:p>
      <text:p text:style-name="P16"><text:span text:style-name="T51"/></text:p>
      <text:p text:style-name="P16"><text:span text:style-name="T52">[prefixedGroup-Target1]</text:span></text:p>
      <text:p text:style-name="P16"><text:span text:style-name="T52">prefixedKey-x = 36</text:span></text:p>
      <text:p text:style-name="P16"><text:span text:style-name="T52">prefixedKey-y = 1</text:span></text:p>
      <text:p text:style-name="P16"><text:span text:style-name="T52">prefixedKey-z = 324</text:span></text:p>
      <text:p text:style-name="P16"><text:span text:style-name="T52">prefixedKey-friend = y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